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fo:font-style="italic" style:font-size-asian="11pt" style:font-style-asian="italic" style:font-size-complex="11pt" style:font-style-complex="italic"/>
    </style:style>
    <style:style style:name="P6" style:family="paragraph" style:parent-style-name="Standard">
      <style:text-properties fo:font-size="11pt" fo:font-style="normal" style:font-size-asian="11pt" style:font-style-asian="normal" style:font-size-complex="11pt" style:font-style-complex="normal"/>
    </style:style>
    <style:style style:name="P7"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List_20_Paragraph">
      <style:paragraph-properties fo:margin-left="0cm" fo:margin-right="0cm" fo:text-indent="0cm" style:auto-text-indent="false"/>
    </style:style>
    <style:style style:name="P10" style:family="paragraph" style:parent-style-name="List_20_Paragraph">
      <style:paragraph-properties fo:margin-left="0cm" fo:margin-right="0cm" fo:text-indent="0cm" style:auto-text-indent="false"/>
      <style:text-properties fo:font-variant="normal" fo:text-transform="none" fo:color="#000000" style:font-name="sans-serif" fo:letter-spacing="normal" fo:language="en" fo:country="none" fo:font-style="normal" fo:font-weight="bold" style:font-weight-asian="bold" style:font-weight-complex="bold"/>
    </style:style>
    <style:style style:name="P11" style:family="paragraph" style:parent-style-name="List_20_Paragraph">
      <style:paragraph-properties fo:margin-left="0cm" fo:margin-right="0cm" fo:text-indent="0cm" style:auto-text-indent="false"/>
      <style:text-properties fo:font-size="11pt" style:font-size-asian="11pt" style:font-size-complex="11pt"/>
    </style:style>
    <style:style style:name="P12" style:family="paragraph" style:parent-style-name="List_20_Paragraph">
      <style:text-properties fo:language="en" fo:country="none"/>
    </style:style>
    <style:style style:name="P13"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sans-serif" fo:letter-spacing="normal" fo:language="en" fo:country="none" fo:font-style="normal" fo:font-weight="normal"/>
    </style:style>
    <style:style style:name="T10" style:family="text">
      <style:text-properties fo:font-variant="normal" fo:text-transform="none" fo:color="#000000" style:font-name="sans-serif" fo:letter-spacing="normal" fo:language="en" fo:country="none" fo:font-style="normal" fo:font-weight="normal" style:font-weight-asian="normal" style:font-weight-complex="normal"/>
    </style:style>
    <style:style style:name="T11" style:family="text">
      <style:text-properties fo:font-variant="normal" fo:text-transform="none" fo:color="#000000" style:font-name="sans-serif" fo:letter-spacing="normal" fo:language="en" fo:country="none"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sans-serif" fo:letter-spacing="normal" fo:language="en" fo:country="none" fo:font-style="normal" fo:font-weight="bold" style:font-weight-asian="bold" style:font-weight-complex="bold"/>
    </style:style>
    <style:style style:name="T13" style:family="text">
      <style:text-properties fo:font-variant="normal" fo:text-transform="none" fo:color="#000000" style:font-name="sans-serif" fo:letter-spacing="normal" fo:language="en" fo:country="none" fo:font-style="normal" fo:font-weight="bold" style:font-style-asian="normal" style:font-weight-asian="bold" style:font-style-complex="normal" style:font-weight-complex="bold"/>
    </style:style>
    <style:style style:name="T14" style:family="text">
      <style:text-properties fo:font-variant="normal" fo:text-transform="none" fo:color="#000000" style:font-name="sans-serif" fo:letter-spacing="normal" fo:language="en" fo:country="none"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sans-serif" fo:letter-spacing="normal" fo:language="en" fo:country="none" fo:font-weight="normal" style:font-weight-asian="normal" style:font-weight-complex="normal"/>
    </style:style>
    <style:style style:name="T16" style:family="text">
      <style:text-properties fo:font-variant="normal" fo:text-transform="none" fo:color="#000000" style:font-name="sans-serif" fo:letter-spacing="normal" fo:language="en" fo:country="GB" fo:font-style="normal" fo:font-weight="normal" style:font-style-asian="normal" style:font-weight-asian="normal" style:font-style-complex="normal" style:font-weight-complex="normal"/>
    </style:style>
    <style:style style:name="T17" style:family="text">
      <style:text-properties fo:language="en" fo:country="none"/>
    </style:style>
    <style:style style:name="T18" style:family="text">
      <style:text-properties fo:language="en" fo:country="none" fo:font-weight="bold" style:font-weight-asian="bold" style:font-weight-complex="bold"/>
    </style:style>
    <style:style style:name="T19" style:family="text">
      <style:text-properties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search &amp; Literature Review</text:p>
      <text:p text:style-name="Standard"/>
      <text:h text:style-name="Heading_20_1" text:outline-level="1">Overview</text:h>
      <text:p text:style-name="Standard">Due to the variety of fields interacting within the project, understanding the relevant background to each of these areas is the key to creating a representative model. Specifically, investigating how social networks and personal health interact provide a good starting point in creating an agent-based model. This section will consider relevant and similar works to both justify and allow the project to expand upon the existing knowledgebase.</text:p>
      <text:h text:style-name="Heading_20_1" text:outline-level="1">Social Networks</text:h>
      <text:p text:style-name="P4">As described previously, social networks, whilst always existing, have become a popular topic in recent years. In particular, applying an analytical approach to them has led to a formalisation. At the lowest level, networks are represented using mathematical graph theory [<text:span text:style-name="T1">ref NetMark</text:span>]. This means that individual entities within the network are shown as nodes, whilst relations between these entities are edges. Importantly, these edges can be either directed or undirected, which can change their meaning depending on context – for example, directed edges could be used to show how one node likes another [<text:span text:style-name="T1">ref USN 14</text:span>]. By extension, a bidirectional edge represents some mutual relationship between the nodes.</text:p>
      <text:p text:style-name="P4">Building on this basic set of terms, a number of structural definitions emerge that begin to underpin the theoretical to the practical. A key one is that of <text:span text:style-name="T4">triadic closure</text:span>, which is where two nodes that share a common connection are, at some point in the future, more likely to be connected [<text:span text:style-name="T2">ref NetMark pg 44</text:span><text:span text:style-name="T3">]. This is particularly important in social networks when it comes to working out which pairs of people are going to form connections next. Extending this, the idea of </text:span><text:span text:style-name="T5">strong</text:span><text:span text:style-name="T8"> </text:span><text:span text:style-name="T5">&amp;</text:span><text:span text:style-name="T8"> </text:span><text:span text:style-name="T5">weak ties</text:span><text:span text:style-name="T8"> brings an extra aspect to the edges between nodes. A strong tie may be likened to a friendship whereas a weak tie to an acquaintance. Generally, the stronger ties are present in small, connected clusters whereas weaker ties link these clusters together [</text:span><text:span text:style-name="T7">ref NetMark 46-48</text:span><text:span text:style-name="T8">]. Again relating this to real-world examples, this is similar to groups of close friends being connected to others by acquaintances in other groups. Quantifying graph is done through a number of measures</text:span><text:span text:style-name="T5">. </text:span><text:span text:style-name="T8">One of these is betweenness, which is calculated by calculating a 'flow' through the graph – edges of high flow are important since they carry the most traffic and as such have a high betweenness value. This can indicate the strength of a tie; for example, a weak tie is likely to have a high rate of flow since it is between two highly connected groups and is of high importance in joining these clusters [</text:span><text:span text:style-name="T7">ref NetMark 66-67</text:span><text:span text:style-name="T8">]. <text:s/></text:span></text:p>
      <text:p text:style-name="P4"><text:span text:style-name="T8">With these terms in mind, further concepts that more directly relate to social networks and human behaviours can be introduced. A key example of this is </text:span><text:span text:style-name="T5">homophily</text:span><text:bookmark text:name="_GoBack"/><text:span text:style-name="T8">, which is when groups of friends are similar. This similarity may be manifest itself in beliefs, interests, jobs or more [</text:span><text:span text:style-name="T7">USN?</text:span><text:span text:style-name="T8">]. Although the term provides an overview, there are a number of mechanisms that underpin homophily. When</text:span></text:p>
      <text:p text:style-name="P4">fixed characteristics such as ethnicity are considered, <text:span text:style-name="T4">selection</text:span><text:span text:style-name="T6"> is in play, which is when people choose those who they share the most in common with. In contrast to this, characteristics which are changeable such as interests or behaviours show how </text:span><text:span text:style-name="T4">socialisation </text:span><text:span text:style-name="T6">and </text:span><text:span text:style-name="T4">social influence </text:span><text:span text:style-name="T6">affect the person. The former is the process of individuals striving to bring them closer to others who have similar characteristics, whereas the latter is when existing connections to others cause changes to the behaviours or interests which is </text:span><text:soft-page-break/><text:span text:style-name="T6">effectively opposite to </text:span><text:span text:style-name="T4">selection</text:span><text:span text:style-name="T6">[</text:span><text:span text:style-name="T7">ref NetMark 81-2</text:span><text:span text:style-name="T8">].</text:span><text:span text:style-name="T6"> It should be noted that </text:span><text:span text:style-name="T4">selection</text:span><text:span text:style-name="T6"> and </text:span><text:span text:style-name="T4">social influence</text:span><text:span text:style-name="T6"> have an amount of interaction that can result in it being difficult to determine which aspect of homophily has contributed towards a connection.</text:span></text:p>
      <text:p text:style-name="P4"><text:span text:style-name="T6">Expanding upon </text:span><text:span text:style-name="T4">influence</text:span><text:span text:style-name="T6"> within a graph representation of a social network, there are a number of approaches to emulating real-world influence between network people. Although there are many specialist models that attempt to recreate this, two <text:s/>basic approaches are:</text:span></text:p>
      <text:list xml:id="list8775131296735738036" text:style-name="L1">
        <text:list-item>
          <text:p text:style-name="P5">Linear Threshold,<text:span text:style-name="T6"> which is defined as *</text:span><text:span text:style-name="T7">INSERT EQUATION HERE</text:span><text:span text:style-name="T8">*. This is a basic representation of influence that can effectively be summarised as a node taking on behaviours that its neighbouring nodes also exhibit, depending on some predefined boundary. An example of this in a real social network could be that if more than half of someone's friends play football, they will also begin to play football.</text:span></text:p>
        </text:list-item>
        <text:list-item>
          <text:p text:style-name="P5">Independent Cascade<text:span text:style-name="T6">, defined as a series of time-steps during which any 'active' nodes attempt to activate any 'inactive' neighbours with a certain probability. Should a node become 'active', it then tries to activate its neighbours, and so on. Once nodes have attempted neighbour activation, they cannot reattempt and as such, the process ends when no more activations are available. Relating this to human behaviour, it may be likened to someone trying to convince friends about an idea; they will not carry on attempting to convince if they fail, but if someone does adopt the idea, they may further spread it themselves.</text:span></text:p>
        </text:list-item>
      </text:list>
      <text:p text:style-name="P6">Whilst these influence models are basic, they are useful when it comes to adapting them for a social network. For the purposes of this project, they are not directly applicable since different aspects of smoking and smoking behaviours may interact when it comes to influence spread, but they will serve as a basis.</text:p>
      <text:p text:style-name="P7">Reference to influence paper needs to be here somewhere – include on both</text:p>
      <text:p text:style-name="P11">A final, useful aspect of social network research is that of generating or classifying the type of a network. The most basic type of network is a randomised one, such as that generated by the <text:bookmark text:name="firstHeading"/><text:span text:style-name="T9">Erdős–Rényi model [ref </text:span><text:span text:style-name="T12">ERDOS</text:span><text:span text:style-name="T10">], where edges between any given pair of nodes have an equal probability of existing. This, naturally, leads to most nodes having similar degree which, when compared to real-life networks, lack the </text:span><text:span text:style-name="T14">hubs</text:span><text:span text:style-name="T11"> – nodes which have a higher degree than the network average [ref </text:span><text:span text:style-name="T13">ScienAm</text:span><text:span text:style-name="T11">]. As such, random networks appear to be too far removed from what one might observe in nature and two other methods emerge as useful to the project – </text:span><text:span text:style-name="T14">small-world </text:span><text:span text:style-name="T11">and </text:span><text:span text:style-name="T14">scale-free</text:span><text:span text:style-name="T11"> networks. </text:span></text:p>
      <text:p text:style-name="P2"><text:span text:style-name="T15">Small-world </text:span><text:span text:style-name="T11">networks are based on the concept of the </text:span><text:span text:style-name="T15">small-world phenomenon</text:span><text:span text:style-name="T11">, which is where human society exhibits a structure where the <text:s/>number of social connections between two people is, on average, quite low which indicates a high level of connectivity [</text:span><text:span text:style-name="T13">ref Milgram</text:span><text:span text:style-name="T11">]. More formally, </text:span><text:span text:style-name="T15">small-worlds</text:span><text:span text:style-name="T11"> generally have high clustering and a low average path length, so aim to represent the effect observed by Milgram in a mathematical way – the Watts-Strogatz method provides an approach to generate these networks [</text:span><text:span text:style-name="T13">ref SW paper</text:span><text:span text:style-name="T11">]. At a high level, given a starting set of nodes where each is connected to its </text:span><text:span text:style-name="T16">neighbours</text:span><text:span text:style-name="T11">, the algorithm considers rewiring edges based on a predefined probability. This allows for the formation of more realistic structures such as hubs within the network and could be used to investigate how small social groups are affected by smoking cessation attempts. </text:span></text:p>
      <text:p text:style-name="P1"><text:span text:style-name="T11">On the other hand, </text:span><text:span text:style-name="T14">scale-free </text:span><text:span text:style-name="T11">networks rely on the previously mentioned concept of </text:span><text:span text:style-name="T14">hubs,</text:span><text:span text:style-name="T11"> who have a higher degree than the average node and are observed in a wide variety of situations, from computer networks, to business alliances and actors in Hollywood [</text:span><text:span text:style-name="T13">ref SciAm</text:span><text:span text:style-name="T11">]. A key principle in building these networks is that of preferential</text:span><text:span text:style-name="T14"> attachment</text:span><text:span text:style-name="T11">, where </text:span><text:soft-page-break/><text:span text:style-name="T11">nodes are more likely to connect to popular, rather than unpopular nodes. Once more, this is seen in a number of situations such as web pages having a higher chance of linking to popular web pages than less well-known ones [</text:span><text:span text:style-name="T13">ref SciEm bara</text:span><text:span text:style-name="T11">]. </text:span>Using the <text:span text:style-name="T17">Barabási–Albert approach to generate this type of network, the basic idea is that of starting with a simple, connected base and adding nodes incrementally, considering each other node as a connection candidate [</text:span><text:span text:style-name="T18">ref BAStat</text:span><text:span text:style-name="T19">]. The chance of each connection being made is relative to the degree of the current node where a higher degree increases the connection chance. The prevalence of hubs in this type of network is useful in judging the effect of influential members of a community.</text:span></text:p>
      <text:p text:style-name="P10"/>
      <text:p text:style-name="P12">P. Erdõs, A. Rényi: On random graphs, I., Publ. Math. Debrecen 6 (1959), 290--297 ( MR22 #10924; Zentralblatt 92,157. </text:p>
      <text:h text:style-name="Heading_20_1" text:outline-level="1">Smoking Cessation &amp; Health</text:h>
      <text:p text:style-name="Text_20_body"/>
      <text:p text:style-name="Standard">To make an accurate attempt at mapping smoking behaviours to a social network simulation, the basic factors that affect how humans engage in smoking must be understood. There are two aspects to this – both an analysis of the current smoking situation as well as how people go about trying to give up smoking. Furthermore, the impact of socialisation on the health of a person is another important factor in building this kind of model.</text:p>
      <text:p text:style-name="P3">By looking at NHS smoking statistics for 2012 [<text:span text:style-name="T2">ref NHS pg 13</text:span><text:span text:style-name="T3">], a number of important pieces of information relative to a simulation. In Britain in 2010, 20% of the adult population were recorded to be smoking, with the average number of cigarettes a day being 12.7. Using the definition of 'heavy smoker' as someone who smokes more than 20 cigarettes a day [</text:span><text:span text:style-name="T2">ref NHS 14</text:span><text:span text:style-name="T3">] (and from this a light smoker being someone who smokes fewer than 20 cigarettes a day), it can be seen that the average smoker is not a 'heavy smoker'. Adding to this, a study in 2009 displayed that around 67% of smokers wanted to give up and of those questioned, people who had attempted to give up smoking in the last five years were more likely to want to repeat this effort [</text:span><text:span text:style-name="T2">ref SmokOmn</text:span><text:span text:style-name="T3">]. When it comes to commencing smoking, those who begin to smoke again state a number of reasons for their relapse including stress and their friends being smokers [</text:span><text:span text:style-name="T2">ref NHS pg43</text:span><text:span text:style-name="T3">], indicating a social aspect to smoking actions on top of the fact that those who are giving up are more likely to relapse than a non-smoker beginning to smoke.</text:span></text:p>
      <text:p text:style-name="P1">Although often specific examples, factors contributing to both the commencement and cessation of smoking has been monitored. In developing countries such as Malaysia, smoking (and in this case tobacco chewing) is on the rise with around 61% of men being classed as smokers [<text:span text:style-name="T2">ref Malay</text:span><text:span text:style-name="T3">]. When analysed in respect to how these people began smoking, a variety of factors such as gender, ethnicity and alcohol consumption whereas only ethnicity of these was observed to be an influence in cessation. Whilst this is a single case and may be influenced by a number of socioeconomic factors, an important point to extract is that it is not necessarily a question of thresholds defining when a person starts and stops smoking. Instead, different factors seem to come into play for each action.</text:span></text:p>
      <text:p text:style-name="P1">In terms of the social aspect of health, the Framingham Heart Study [ref <text:span text:style-name="T2">Fram</text:span><text:span text:style-name="T3">] investigates long term health concerns of a large social network. Further work has been conducted using the data from the previously mentioned study, particularly in regards to the spread of obesity [</text:span><text:span text:style-name="T2">ref ObPap</text:span><text:span text:style-name="T3">]. It was found that there are indications of social interaction playing a role in the way that obesity is present within a network – this is crucial as it is an indication of health </text:span><text:soft-page-break/><text:span text:style-name="T3">being affected by those with whom an individual interacts. It should be noted that the type of tie between persons was significant in its effect; for example, geographically close neighbours had little impact whilst a mutual friendship greatly increases the chance of those involved becoming obese.</text:span></text:p>
      <text:h text:style-name="Heading_20_1" text:outline-level="1">Agent-Based Modelling</text:h>
      <text:p text:style-name="Text_20_body"/>
      <text:p text:style-name="Text_20_body">Centre to the project is the use of an agent-based modelling (ABM) approach to simulation. Fundamentally, it defines a series of agents with attributes, who have a set of behaviours <text:s/>ways they can interact with each other, with the aim being that information not initially provided to the system may emerge<text:span text:style-name="T3">.</text:span> Furthermore, agents should display <text:span text:style-name="T4">autonomy</text:span><text:span text:style-name="T6">, that is that they can function without input from outside the model and that they are </text:span><text:span text:style-name="T4">social</text:span><text:span text:style-name="T6">, allowing others the ability to influence their behaviour [</text:span><text:span text:style-name="T7">ref REPAST PAPER</text:span><text:span text:style-name="T8">]</text:span><text:span text:style-name="T6">. With this in mind, it can be seen how the agents can represent humans, with their behaviours and interactions being mapped to smoking given the importance of autonomy and socialisation within a model.</text:span></text:p>
      <text:p text:style-name="Text_20_body">Although it is a relatively new approach to modelling, there are a number of examples which demonstrate that it is widely applicable. In a similar capacity to this project, work has been done to model how viruses spread through humans [<text:span text:style-name="T2">ref IEEE paper</text:span><text:span text:style-name="T3">]. Specifically, the inclusion of real-life data allows the simulation to be built and set up using a realistic base, with the aim of understanding how governmental decisions affected the H1N1 epidemic in Mexico. A particular finding of this study was that a lot of agent-based models use survey data as a basis resulting in a lack of representation of the way in which humans move over time – to handle this, phone records were used to build in this aspect of behaviour.</text:span></text:p>
      <text:p text:style-name="Text_20_body"><text:span text:style-name="T3">Furthermore, ABM has also been used to investigate how emergency response can work optimally; from terrorist attacks to floods, the approach can be used to understand how current processes can be improved and new actions can be added [</text:span><text:span text:style-name="T2">ref emerPap</text:span><text:span text:style-name="T3">]. The two approaches can apply to any ABM approach to understanding how to affect human behaviour. It is noted that for systems which propose such changes where human life is at stake, an amount of verification and validation of the model must be carried out. This emphasises the fact that for the data to be relevant to real-world situations, the simulation must display and acceptable degree of similarity. </text:span></text:p>
      <text:p text:style-name="Text_20_body"><text:span text:style-name="T3"/></text:p>
      <text:h text:style-name="Heading_20_1" text:outline-level="1">Similar Work</text:h>
      <text:p text:style-name="Text_20_body"/>
      <text:p text:style-name="Text_20_body">To conclude this section, it is worth considering other, similar pieces of work as these can be useful in informing the direction of the project. It does appear that the particular combination of areas that this project is using has not been widely explored, but there are a number of examples that display some common features. </text:p>
      <text:p text:style-name="Text_20_body">The first is an analysis of how epidemiology, the study of disease spread, can be analysed by using a social network and agent-based modelling approach [<text:span text:style-name="T2">ref epid</text:span><text:span text:style-name="T3">]. By combining these approaches, the researchers found that it allowed a much more complete view of the field than by studying individual effects alone. This is due to the agent-based approach that provides the opportunity to define interactions and behaviours, many of which can be handled at once. Furthermore, the inherent ability of ABMs to model social interaction means that the social aspects of epidemiology can be investigated more thoroughly. Although they were found to be useful, it was also the case that the researchers emphasised the need for </text:span><text:soft-page-break/><text:span text:style-name="T3">validation, as mentioned above, and that the scope of the model needs to be restricted to avoid the high level of complexity associated with modelling humans.</text:span></text:p>
      <text:p text:style-name="Text_20_body"><text:span text:style-name="T3">Closer to the aims of this project, there are a number of pieces of research in regards to the relationship between social networks and smoking [</text:span><text:span text:style-name="T2">ref combo paper</text:span><text:span text:style-name="T3">]. In particular, a three-part approach is taken, one focussing on modelling addiction and cessation as functions, another considering influence and the final one looking at generating realistic networks. Whilst going into much greater detail that this project intends, it is useful to note that a probability based approach is used within the modelling within which many different aspects of human behaviours and character are factored in[</text:span><text:span text:style-name="T2">ref pap1</text:span><text:span text:style-name="T3">]. When it comes to influence research, it was found that targeted audiences and indirect influence can be the very effective when attempting to change behaviours, but this was also relative to how a person reacts [</text:span><text:span text:style-name="T2">ref pap2</text:span><text:span text:style-name="T3">]. In general, the model uses a combination of peer pressure and health when it comes to influencing the decision. [</text:span><text:span text:style-name="T2">ref 3</text:span><text:span text:style-name="T3">]</text:span></text:p>
      <text:p text:style-name="Text_20_body"/>
      <text:p text:style-name="P8">More?</text:p>
      <text:p text:style-name="Text_20_body"/>
      <text:h text:style-name="Heading_20_2" text:outline-level="2">Summary</text:h>
      <text:p text:style-name="Text_20_body"/>
      <text:p text:style-name="Text_20_body">In general, whilst there are not a lot of projects similar to this one, if the fields are separated into social networks, agent based modelling and smoking cessation, a solid base can be built. Although the approach is detailed in full in the next section, this research indicates a graph based representation of a social network, using humans as nodes within an agent based simulation offers a common way to address this probl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size-complex="13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43</meta:editing-cycles>
    <meta:creation-date>2013-03-25T16:03:00</meta:creation-date>
    <dc:date>2013-04-03T19:59:17</dc:date>
    <meta:editing-duration>P3DT15H6M58S</meta:editing-duration>
    <meta:generator>OpenOffice.org/3.4.1$Unix OpenOffice.org_project/341m1$Build-9593</meta:generator>
    <meta:document-statistic meta:table-count="0" meta:image-count="0" meta:object-count="0" meta:page-count="5" meta:paragraph-count="33" meta:word-count="2655" meta:character-count="160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